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2189in"/>
    </style:style>
    <style:style style:name="co13" style:family="table-column">
      <style:table-column-properties fo:break-before="auto" style:column-width="2.1547in"/>
    </style:style>
    <style:style style:name="co14" style:family="table-column">
      <style:table-column-properties fo:break-before="auto" style:column-width="1.9083in"/>
    </style:style>
    <style:style style:name="co15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0102in 0.0102in 0.0008in" fo:border-left="none" fo:border-right="none" fo:border-top="none"/>
    </style:style>
    <style:style style:name="ce8" style:family="table-cell" style:parent-style-name="Default">
      <style:table-cell-properties fo:background-color="transparent" fo:border="none"/>
      <style:text-properties style:use-window-font-color="true"/>
    </style:style>
    <style:style style:name="ce9" style:family="table-cell" style:parent-style-name="r1"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9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7" style:family="table-cell" style:parent-style-name="Default">
      <style:table-cell-properties fo:background-color="transparent"/>
      <style:map style:condition="is-true-formula(ISODD(ROW()))" style:apply-style-name="r2" style:base-cell-address="Nodes.C69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9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6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9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130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5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67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9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9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0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0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108" style:family="table-cell" style:parent-style-name="Default">
      <style:table-cell-properties fo:background-color="transparent"/>
      <style:map style:condition="is-true-formula(ISODD(ROW()))" style:apply-style-name="r2" style:base-cell-address="Nodes.E68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E123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31"/>
    </style:style>
    <style:style style:name="ce12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2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F69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F110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F119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C129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D69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32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4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54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56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58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60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63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7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9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8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8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6"/>
      <style:map style:condition="is-true-formula(ISEVEN(ROW()))" style:apply-style-name="r1" style:base-cell-address="DTStructs.E56"/>
    </style:style>
    <style:style style:name="ce18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8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8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3"/>
      <style:map style:condition="is-true-formula(ISEVEN(ROW()))" style:apply-style-name="r1" style:base-cell-address="DTStructs.E63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8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9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9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92" style:family="table-cell" style:parent-style-name="Default">
      <style:table-cell-properties fo:background-color="transparent"/>
      <style:map style:condition="is-true-formula(ISODD(ROW()))" style:apply-style-name="r2" style:base-cell-address="DTStructs.F54"/>
      <style:map style:condition="is-true-formula(ISEVEN(ROW()))" style:apply-style-name="r1" style:base-cell-address="DTStructs.F54"/>
    </style:style>
    <style:style style:name="ce193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94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95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96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7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199" style:family="table-cell" style:parent-style-name="Default">
      <style:table-cell-properties fo:background-color="transparent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200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201" style:family="table-cell" style:parent-style-name="Default">
      <style:table-cell-properties fo:background-color="transparent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20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03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204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205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206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07" style:family="table-cell" style:parent-style-name="Default">
      <style:table-cell-properties fo:background-color="transparent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43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3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41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8" table:number-columns-repeated="2"/>
          <table:table-cell table:style-name="ce64"/>
          <table:table-cell table:style-name="ce8" table:number-columns-repeated="9"/>
          <table:table-cell table:style-name="Default" table:number-columns-repeated="49"/>
          <table:table-cell table:style-name="ce8" table:number-columns-repeated="962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registerCommand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Command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0" office:value-type="string" calcext:value-type="string">
            <text:p>remove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error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warn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, level</text:p>
          </table:table-cell>
          <table:table-cell table:style-name="ce10"/>
          <table:table-cell table:style-name="ce10" office:value-type="string" calcext:value-type="string">
            <text:p>Level=[note ,debug, warning, critical]</text:p>
          </table:table-cell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, 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pdat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/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ListOfServices</text:p>
          </table:table-cell>
          <table:table-cell table:style-name="ce66" office:value-type="string" calcext:value-type="string">
            <text:p>Command</text:p>
          </table:table-cell>
          <table:table-cell table:style-name="ce100"/>
          <table:table-cell table:style-name="ce122" office:value-type="string" calcext:value-type="string">
            <text:p>extensions [{name, version, state, istate},...]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rviceInfo</text:p>
          </table:table-cell>
          <table:table-cell table:style-name="ce66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23" office:value-type="string" calcext:value-type="string">
            <text:p>DSInstallInfo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n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en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dis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kick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ping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uccess, time(ms)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ttingUpdate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, new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Connect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connect</text:p>
          </table:table-cell>
          <table:table-cell table:style-name="ce67" office:value-type="string" calcext:value-type="string">
            <text:p>Event</text:p>
          </table:table-cell>
          <table:table-cell table:style-name="ce101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Enable</text:p>
          </table:table-cell>
          <table:table-cell table:style-name="ce67" office:value-type="string" calcext:value-type="string">
            <text:p>Event</text:p>
          </table:table-cell>
          <table:table-cell table:style-name="ce102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able</text:p>
          </table:table-cell>
          <table:table-cell table:style-name="ce67" office:value-type="string" calcext:value-type="string">
            <text:p>Event</text:p>
          </table:table-cell>
          <table:table-cell table:style-name="ce103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Install</text:p>
          </table:table-cell>
          <table:table-cell table:style-name="ce67" office:value-type="string" calcext:value-type="string">
            <text:p>Event</text:p>
          </table:table-cell>
          <table:table-cell table:style-name="ce104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Uninstall</text:p>
          </table:table-cell>
          <table:table-cell table:style-name="ce67" office:value-type="string" calcext:value-type="string">
            <text:p>Event</text:p>
          </table:table-cell>
          <table:table-cell table:style-name="ce105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table:number-columns-repeated="2"/>
          <table:table-cell table:style-name="ce67"/>
          <table:table-cell table:style-name="ce10" table:number-columns-repeated="9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7"/>
          <table:table-cell table:style-name="ce12"/>
          <table:table-cell table:style-name="ce55"/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LoginInfo</text:p>
          </table:table-cell>
          <table:table-cell table:style-name="ce55" office:value-type="string" calcext:value-type="string">
            <text:p>DSLoginResul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8" office:value-type="string" calcext:value-type="string">
            <text:p>Command</text:p>
          </table:table-cell>
          <table:table-cell table:style-name="ce106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ModifyUs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"/>
          <table:table-cell table:style-name="ce140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addUs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6" office:value-type="string" calcext:value-type="string">
            <text:p>AddContact</text:p>
          </table:table-cell>
          <table:table-cell table:style-name="ce69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6" office:value-type="string" calcext:value-type="string">
            <text:p>RemoveContact</text:p>
          </table:table-cell>
          <table:table-cell table:style-name="ce70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6" office:value-type="string" calcext:value-type="string">
            <text:p>EditContact</text:p>
          </table:table-cell>
          <table:table-cell table:style-name="ce71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66" office:value-type="string" calcext:value-type="string">
            <text:p>Command</text:p>
          </table:table-cell>
          <table:table-cell table:style-name="ce107" office:value-type="string" calcext:value-type="string">
            <text:p>DSInteger</text:p>
          </table:table-cell>
          <table:table-cell table:style-name="ce124" office:value-type="string" calcext:value-type="string">
            <text:p>DSUserPermi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remove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8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userman</text:p>
          </table:table-cell>
          <table:table-cell table:style-name="ce18" office:value-type="string" calcext:value-type="string">
            <text:p>add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08" office:value-type="string" calcext:value-type="string">
            <text:p>DSUsergroupPermission</text:p>
          </table:table-cell>
          <table:table-cell table:style-name="ce19"/>
          <table:table-cell table:style-name="ce18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57" office:value-type="string" calcext:value-type="string">
            <text:p>listUsergroupPermissions</text:p>
          </table:table-cell>
          <table:table-cell table:style-name="ce73" office:value-type="string" calcext:value-type="string">
            <text:p>Command</text:p>
          </table:table-cell>
          <table:table-cell table:style-name="ce109" office:value-type="string" calcext:value-type="string">
            <text:p>DSInteger</text:p>
          </table:table-cell>
          <table:table-cell table:style-name="ce125" office:value-type="string" calcext:value-type="string">
            <text:p>DSUsergroupPermissionList</text:p>
          </table:table-cell>
          <table:table-cell table:style-name="ce130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user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6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26" office:value-type="string" calcext:value-type="string">
            <text:p>DSInteger</text:p>
          </table:table-cell>
          <table:table-cell table:style-name="ce131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32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33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80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34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81" office:value-type="string" calcext:value-type="string">
            <text:p>Command</text:p>
          </table:table-cell>
          <table:table-cell table:style-name="ce110" office:value-type="string" calcext:value-type="string">
            <text:p>DSSeen</text:p>
          </table:table-cell>
          <table:table-cell table:style-name="ce12"/>
          <table:table-cell table:style-name="ce135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82" office:value-type="string" calcext:value-type="string">
            <text:p>Command</text:p>
          </table:table-cell>
          <table:table-cell table:style-name="ce111" office:value-type="string" calcext:value-type="string">
            <text:p>DSSeen</text:p>
          </table:table-cell>
          <table:table-cell table:style-name="ce12"/>
          <table:table-cell table:style-name="ce136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83" office:value-type="string" calcext:value-type="string">
            <text:p>Command</text:p>
          </table:table-cell>
          <table:table-cell table:style-name="ce112" office:value-type="string" calcext:value-type="string">
            <text:p>DSInteger</text:p>
          </table:table-cell>
          <table:table-cell table:style-name="ce127" office:value-type="string" calcext:value-type="string">
            <text:p>DSChatUserData</text:p>
          </table:table-cell>
          <table:table-cell table:style-name="ce137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84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38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85" office:value-type="string" calcext:value-type="string">
            <text:p>Command</text:p>
          </table:table-cell>
          <table:table-cell table:style-name="ce113" office:value-type="string" calcext:value-type="string">
            <text:p>DSChangeUserReachState</text:p>
          </table:table-cell>
          <table:table-cell table:style-name="ce12"/>
          <table:table-cell table:style-name="ce139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86" office:value-type="string" calcext:value-type="string">
            <text:p>Command</text:p>
          </table:table-cell>
          <table:table-cell table:style-name="ce12"/>
          <table:table-cell table:style-name="ce128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7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8" office:value-type="string" calcext:value-type="string">
            <text:p>Command</text:p>
          </table:table-cell>
          <table:table-cell table:style-name="ce114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9" office:value-type="string" calcext:value-type="string">
            <text:p>Command</text:p>
          </table:table-cell>
          <table:table-cell table:style-name="ce115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90" office:value-type="string" calcext:value-type="string">
            <text:p>Command</text:p>
          </table:table-cell>
          <table:table-cell table:style-name="ce116" office:value-type="string" calcext:value-type="string">
            <text:p>DSInteger</text:p>
          </table:table-cell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9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7" office:value-type="string" calcext:value-type="string">
            <text:p>chat</text:p>
          </table:table-cell>
          <table:table-cell table:style-name="ce47" office:value-type="string" calcext:value-type="string">
            <text:p>SessionUserList</text:p>
          </table:table-cell>
          <table:table-cell table:style-name="ce92" office:value-type="string" calcext:value-type="string">
            <text:p>Command</text:p>
          </table:table-cell>
          <table:table-cell table:style-name="ce117" office:value-type="string" calcext:value-type="string">
            <text:p>DSInteger</text:p>
          </table:table-cell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8" office:value-type="string" calcext:value-type="string">
            <text:p>chat</text:p>
          </table:table-cell>
          <table:table-cell table:style-name="ce47" office:value-type="string" calcext:value-type="string">
            <text:p>removeSession</text:p>
          </table:table-cell>
          <table:table-cell table:style-name="ce93" office:value-type="string" calcext:value-type="string">
            <text:p>Command</text:p>
          </table:table-cell>
          <table:table-cell table:style-name="ce118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9" office:value-type="string" calcext:value-type="string">
            <text:p>chat</text:p>
          </table:table-cell>
          <table:table-cell table:style-name="ce58" office:value-type="string" calcext:value-type="string">
            <text:p>newMessage</text:p>
          </table:table-cell>
          <table:table-cell table:style-name="ce94" office:value-type="string" calcext:value-type="string">
            <text:p>Event</text:p>
          </table:table-cell>
          <table:table-cell table:style-name="ce58" office:value-type="string" calcext:value-type="string">
            <text:p>DSNewMessage</text:p>
          </table:table-cell>
          <table:table-cell table:style-name="ce5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0" office:value-type="string" calcext:value-type="string">
            <text:p>chat</text:p>
          </table:table-cell>
          <table:table-cell table:style-name="ce59" office:value-type="string" calcext:value-type="string">
            <text:p>sessionUserAdded</text:p>
          </table:table-cell>
          <table:table-cell table:style-name="ce95" office:value-type="string" calcext:value-type="string">
            <text:p>Event</text:p>
          </table:table-cell>
          <table:table-cell table:style-name="ce59" office:value-type="string" calcext:value-type="string">
            <text:p>DSAddUserSession</text:p>
          </table:table-cell>
          <table:table-cell table:style-name="ce5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1" office:value-type="string" calcext:value-type="string">
            <text:p>chat</text:p>
          </table:table-cell>
          <table:table-cell table:style-name="ce60" office:value-type="string" calcext:value-type="string">
            <text:p>sessionUserRemoved</text:p>
          </table:table-cell>
          <table:table-cell table:style-name="ce96" office:value-type="string" calcext:value-type="string">
            <text:p>Event</text:p>
          </table:table-cell>
          <table:table-cell table:style-name="ce119" office:value-type="string" calcext:value-type="string">
            <text:p>DSAddUserSession</text:p>
          </table:table-cell>
          <table:table-cell table:style-name="ce12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2" office:value-type="string" calcext:value-type="string">
            <text:p>chat</text:p>
          </table:table-cell>
          <table:table-cell table:style-name="ce61" office:value-type="string" calcext:value-type="string">
            <text:p>sessionLeaderChanged</text:p>
          </table:table-cell>
          <table:table-cell table:style-name="ce97" office:value-type="string" calcext:value-type="string">
            <text:p>Event</text:p>
          </table:table-cell>
          <table:table-cell table:style-name="ce120" office:value-type="string" calcext:value-type="string">
            <text:p>DSAddUserSession</text:p>
          </table:table-cell>
          <table:table-cell table:style-name="ce6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2" office:value-type="string" calcext:value-type="string">
            <text:p>userStateChanged</text:p>
          </table:table-cell>
          <table:table-cell table:style-name="ce98" office:value-type="string" calcext:value-type="string">
            <text:p>Event</text:p>
          </table:table-cell>
          <table:table-cell table:style-name="ce121" office:value-type="string" calcext:value-type="string">
            <text:p>DSChangeUserState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2" calcext:value="formula-is(ISODD(ROW()))" calcext:base-cell-address="Nodes.B3"/>
          </calcext:conditional-format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1" calcext:value="formula-is(ISEVEN(ROW()))" calcext:base-cell-address="Nodes.B3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6">
            <calcext:condition calcext:apply-style-name="r2" calcext:value="formula-is(ISODD(ROW()))" calcext:base-cell-address="Nodes.B115"/>
          </calcext:conditional-format>
          <calcext:conditional-format calcext:target-range-address="Nodes.B115:Nodes.B116">
            <calcext:condition calcext:apply-style-name="r1" calcext:value="formula-is(ISEVEN(ROW()))" calcext:base-cell-address="Nodes.B115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E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E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E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E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F129:Nodes.M129 Nodes.C129:Nodes.C129">
            <calcext:condition calcext:apply-style-name="r2" calcext:value="formula-is(ISODD(ROW()))" calcext:base-cell-address="Nodes.C129"/>
          </calcext:conditional-format>
          <calcext:conditional-format calcext:target-range-address="Nodes.F129:Nodes.M129 Nodes.C129:Nodes.C129">
            <calcext:condition calcext:apply-style-name="r1" calcext:value="formula-is(ISEVEN(ROW()))" calcext:base-cell-address="Nodes.C129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F130:Nodes.M130 Nodes.C130:Nodes.C130">
            <calcext:condition calcext:apply-style-name="r2" calcext:value="formula-is(ISODD(ROW()))" calcext:base-cell-address="Nodes.C130"/>
          </calcext:conditional-format>
          <calcext:conditional-format calcext:target-range-address="Nodes.F130:Nodes.M130 Nodes.C130:Nodes.C130">
            <calcext:condition calcext:apply-style-name="r1" calcext:value="formula-is(ISEVEN(ROW()))" calcext:base-cell-address="Nodes.C130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F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F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F110:Nodes.F110">
            <calcext:condition calcext:apply-style-name="r2" calcext:value="formula-is(ISODD(ROW()))" calcext:base-cell-address="Nodes.F110"/>
          </calcext:conditional-format>
          <calcext:conditional-format calcext:target-range-address="Nodes.F110:Nodes.F110">
            <calcext:condition calcext:apply-style-name="r1" calcext:value="formula-is(ISEVEN(ROW()))" calcext:base-cell-address="Nodes.F110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F119:Nodes.F119">
            <calcext:condition calcext:apply-style-name="r2" calcext:value="formula-is(ISODD(ROW()))" calcext:base-cell-address="Nodes.F119"/>
          </calcext:conditional-format>
          <calcext:conditional-format calcext:target-range-address="Nodes.F119:Nodes.F119">
            <calcext:condition calcext:apply-style-name="r1" calcext:value="formula-is(ISEVEN(ROW()))" calcext:base-cell-address="Nodes.F119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E131:Nodes.E131">
            <calcext:condition calcext:apply-style-name="r2" calcext:value="formula-is(ISODD(ROW()))" calcext:base-cell-address="Nodes.E131"/>
          </calcext:conditional-format>
          <calcext:conditional-format calcext:target-range-address="Nodes.E131:Nodes.E131">
            <calcext:condition calcext:apply-style-name="r1" calcext:value="formula-is(ISEVEN(ROW()))" calcext:base-cell-address="Nodes.E131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  <calcext:conditional-format calcext:target-range-address="Nodes.B67:Nodes.M67 Nodes.B68:Nodes.D68 Nodes.F68:Nodes.M68">
            <calcext:condition calcext:apply-style-name="r2" calcext:value="formula-is(ISODD(ROW()))" calcext:base-cell-address="Nodes.B67"/>
          </calcext:conditional-format>
          <calcext:conditional-format calcext:target-range-address="Nodes.B67:Nodes.M67 Nodes.B68:Nodes.D68 Nodes.F68:Nodes.M68">
            <calcext:condition calcext:apply-style-name="r1" calcext:value="formula-is(ISEVEN(ROW()))" calcext:base-cell-address="Nodes.B67"/>
          </calcext:conditional-format>
          <calcext:conditional-format calcext:target-range-address="Nodes.E68:Nodes.E68">
            <calcext:condition calcext:apply-style-name="r2" calcext:value="formula-is(ISODD(ROW()))" calcext:base-cell-address="Nodes.E68"/>
          </calcext:conditional-format>
          <calcext:conditional-format calcext:target-range-address="Nodes.E68:Nodes.E68">
            <calcext:condition calcext:apply-style-name="r1" calcext:value="formula-is(ISEVEN(ROW()))" calcext:base-cell-address="Nodes.E68"/>
          </calcext:conditional-format>
          <calcext:conditional-format calcext:target-range-address="Nodes.D69:Nodes.D69 Nodes.G69:Nodes.M69">
            <calcext:condition calcext:apply-style-name="r2" calcext:value="formula-is(ISODD(ROW()))" calcext:base-cell-address="Nodes.D69"/>
          </calcext:conditional-format>
          <calcext:conditional-format calcext:target-range-address="Nodes.D69:Nodes.D69 Nodes.G69:Nodes.M69">
            <calcext:condition calcext:apply-style-name="r1" calcext:value="formula-is(ISEVEN(ROW()))" calcext:base-cell-address="Nodes.D69"/>
          </calcext:conditional-format>
          <calcext:conditional-format calcext:target-range-address="Nodes.B69:Nodes.B69">
            <calcext:condition calcext:apply-style-name="r2" calcext:value="formula-is(ISODD(ROW()))" calcext:base-cell-address="Nodes.B69"/>
          </calcext:conditional-format>
          <calcext:conditional-format calcext:target-range-address="Nodes.B69:Nodes.B69">
            <calcext:condition calcext:apply-style-name="r1" calcext:value="formula-is(ISEVEN(ROW()))" calcext:base-cell-address="Nodes.B69"/>
          </calcext:conditional-format>
          <calcext:conditional-format calcext:target-range-address="Nodes.E69:Nodes.E69">
            <calcext:condition calcext:apply-style-name="r2" calcext:value="formula-is(ISODD(ROW()))" calcext:base-cell-address="Nodes.E69"/>
          </calcext:conditional-format>
          <calcext:conditional-format calcext:target-range-address="Nodes.E69:Nodes.E69">
            <calcext:condition calcext:apply-style-name="r1" calcext:value="formula-is(ISEVEN(ROW()))" calcext:base-cell-address="Nodes.E69"/>
          </calcext:conditional-format>
          <calcext:conditional-format calcext:target-range-address="Nodes.F69:Nodes.F69">
            <calcext:condition calcext:apply-style-name="r2" calcext:value="formula-is(ISODD(ROW()))" calcext:base-cell-address="Nodes.F69"/>
          </calcext:conditional-format>
          <calcext:conditional-format calcext:target-range-address="Nodes.F69:Nodes.F69">
            <calcext:condition calcext:apply-style-name="r1" calcext:value="formula-is(ISEVEN(ROW()))" calcext:base-cell-address="Nodes.F69"/>
          </calcext:conditional-format>
          <calcext:conditional-format calcext:target-range-address="Nodes.C69:Nodes.C69">
            <calcext:condition calcext:apply-style-name="r2" calcext:value="formula-is(ISODD(ROW()))" calcext:base-cell-address="Nodes.C69"/>
          </calcext:conditional-format>
          <calcext:conditional-format calcext:target-range-address="Nodes.C69:Nodes.C69">
            <calcext:condition calcext:apply-style-name="r1" calcext:value="formula-is(ISEVEN(ROW()))" calcext:base-cell-address="Nodes.C69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E123:Nodes.E123">
            <calcext:condition calcext:apply-style-name="r2" calcext:value="formula-is(ISODD(ROW()))" calcext:base-cell-address="Nodes.E123"/>
          </calcext:conditional-format>
          <calcext:conditional-format calcext:target-range-address="Nodes.E123:Nodes.E123">
            <calcext:condition calcext:apply-style-name="r1" calcext:value="formula-is(ISEVEN(ROW()))" calcext:base-cell-address="Nodes.E123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B132:Nodes.C132">
            <calcext:condition calcext:apply-style-name="r2" calcext:value="formula-is(ISODD(ROW()))" calcext:base-cell-address="Nodes.B132"/>
          </calcext:conditional-format>
          <calcext:conditional-format calcext:target-range-address="Nodes.B132:Nodes.C132">
            <calcext:condition calcext:apply-style-name="r1" calcext:value="formula-is(ISEVEN(ROW()))" calcext:base-cell-address="Nodes.B132"/>
          </calcext:conditional-format>
          <calcext:conditional-format calcext:target-range-address="Nodes.B125:Nodes.C125 Nodes.C126:Nodes.C126">
            <calcext:condition calcext:apply-style-name="r2" calcext:value="formula-is(ISODD(ROW()))" calcext:base-cell-address="Nodes.B125"/>
          </calcext:conditional-format>
          <calcext:conditional-format calcext:target-range-address="Nodes.B125:Nodes.C125 Nodes.C126:Nodes.C126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71"/>
        <table:table-column table:style-name="co10" table:default-cell-style-name="ce171"/>
        <table:table-column table:style-name="co11" table:default-cell-style-name="ce187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7" table:number-columns-repeated="1015" table:default-cell-style-name="ce6"/>
        <table:table-row table:style-name="ro1">
          <table:table-cell table:style-name="ce144" office:value-type="string" calcext:value-type="string">
            <text:p>Owner</text:p>
          </table:table-cell>
          <table:table-cell table:style-name="ce144" office:value-type="string" calcext:value-type="string">
            <text:p>Struct Name</text:p>
          </table:table-cell>
          <table:table-cell table:style-name="ce163" office:value-type="string" calcext:value-type="string">
            <text:p>Ver</text:p>
          </table:table-cell>
          <table:table-cell table:style-name="ce163" office:value-type="string" calcext:value-type="string">
            <text:p>Field Num</text:p>
          </table:table-cell>
          <table:table-cell table:style-name="ce144" office:value-type="string" calcext:value-type="string">
            <text:p>Types ..</text:p>
          </table:table-cell>
          <table:table-cell table:style-name="ce144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tring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Integer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Float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Floa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Table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Table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Boolean</text:p>
          </table:table-cell>
          <table:table-cell table:style-name="ce164" office:value-type="float" office:value="0" calcext:value-type="float">
            <text:p>0</text:p>
          </table:table-cell>
          <table:table-cell table:style-name="ce164"/>
          <table:table-cell table:style-name="ce172" office:value-type="string" calcext:value-type="string">
            <text:p>DTBoolean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2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5"/>
          <table:table-cell table:style-name="ce171" table:number-columns-repeated="2"/>
          <table:table-cell table:style-name="ce187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Query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 “query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3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passwor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Resul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UMLoginResult”</text:p>
          </table:table-cell>
          <table:table-cell table:style-name="ce148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userID”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Chk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SInteger <text:s/>“sessionID”</text:p>
          </table:table-cell>
          <table:table-cell table:style-name="ce148" office:value-type="string" calcext:value-type="string">
            <text:p>DSInteger “permi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6" office:value-type="string" calcext:value-type="string">
            <text:p>DSChkPermissionByNam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75" office:value-type="string" calcext:value-type="string">
            <text:p>DSInteger <text:s/>“sessionID”</text:p>
          </table:table-cell>
          <table:table-cell table:style-name="ce188" office:value-type="string" calcext:value-type="string">
            <text:p>DSString “name”</text:p>
          </table:table-cell>
          <table:table-cell table:style-name="ce146" table:number-columns-repeated="2"/>
          <table:table-cell table:number-columns-repeated="1016"/>
        </table:table-row>
        <table:table-row table:style-name="ro1">
          <table:table-cell/>
          <table:table-cell table:style-name="ce147" office:value-type="string" calcext:value-type="string">
            <text:p>DSAddUser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76" office:value-type="string" calcext:value-type="string">
            <text:p>DTString “username”</text:p>
          </table:table-cell>
          <table:table-cell table:style-name="ce189" office:value-type="string" calcext:value-type="string">
            <text:p>DTString “password”</text:p>
          </table:table-cell>
          <table:table-cell table:style-name="ce189" office:value-type="string" calcext:value-type="string">
            <text:p>DTString “name”</text:p>
          </table:table-cell>
          <table:table-cell table:style-name="ce147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difyUser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8" office:value-type="string" calcext:value-type="string">
            <text:p>DTString “password”</text:p>
          </table:table-cell>
          <table:table-cell table:style-name="ce148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DTInteger “id”</text:p>
          </table:table-cell>
          <table:table-cell table:style-name="ce145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>
            <text:p>DSReg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pdate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DTInteger “permissionID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>
            <text:p>DSReg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pdate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GroupID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ser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serInfo&gt; “user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Permission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DSUpdatePermission&gt; “permission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Group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pdateUsrGrp&gt; “userGroup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Usergroup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group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Permission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permissionID”</text:p>
          </table:table-cell>
          <table:table-cell table:style-name="ce148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DSUserPermissionList</text:p>
          </table:table-cell>
          <table:table-cell table:style-name="ce167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PermissionState&gt; “permission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0" office:value-type="string" calcext:value-type="string">
            <text:p>DSPermissionState</text:p>
          </table:table-cell>
          <table:table-cell table:style-name="ce168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7" office:value-type="string" calcext:value-type="string">
            <text:p>DTInteger “id”</text:p>
          </table:table-cell>
          <table:table-cell table:style-name="ce177" office:value-type="string" calcext:value-type="string">
            <text:p>DTInteger “st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51" office:value-type="string" calcext:value-type="string">
            <text:p>DSUsergroupPermission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table:style-name="ce178" office:value-type="string" calcext:value-type="string">
            <text:p>DTInteger “usergroupID”</text:p>
          </table:table-cell>
          <table:table-cell table:style-name="ce190" office:value-type="string" calcext:value-type="string">
            <text:p>DTInteger “permissionID”</text:p>
          </table:table-cell>
          <table:table-cell table:style-name="ce190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2"/>
          <table:table-cell table:style-name="ce168"/>
          <table:table-cell table:style-name="ce164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ListOfList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string&gt; “ListOfLists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Lis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72" office:value-type="string" calcext:value-type="string">
            <text:p>DTString “cont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Templat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Templ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office:value-type="string" calcext:value-type="string">
            <text:p>DTString “content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Fil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File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sList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Gateway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Devic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Zon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veGateway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child”</text:p>
          </table:table-cell>
          <table:table-cell table:style-name="ce172" office:value-type="string" calcext:value-type="string">
            <text:p>DTString “par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3" office:value-type="string" calcext:value-type="string">
            <text:p>DSNewMess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5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msg”</text:p>
          </table:table-cell>
          <table:table-cell table:style-name="ce204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>
            <text:p>DSCheckMessage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Check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4" office:value-type="string" calcext:value-type="string">
            <text:p>DSCheck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79" office:value-type="string" calcext:value-type="string">
            <text:p>DTInteger “sessionID”</text:p>
          </table:table-cell>
          <table:table-cell table:style-name="ce191" office:value-type="string" calcext:value-type="string">
            <text:p>DTInteger “seenID”</text:p>
          </table:table-cell>
          <table:table-cell table:style-name="ce198" office:value-type="string" calcext:value-type="string">
            <text:p>DTInteger “notified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GetMessage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80" office:value-type="string" calcext:value-type="string">
            <text:p>DTInteger “userID”</text:p>
          </table:table-cell>
          <table:table-cell table:style-name="ce192" office:value-type="string" calcext:value-type="string">
            <text:p>DTInteger “sessionID”</text:p>
          </table:table-cell>
          <table:table-cell table:style-name="ce145" office:value-type="string" calcext:value-type="string">
            <text:p>DTEnum “type”</text:p>
          </table:table-cell>
          <table:table-cell table:style-name="ce145" office:value-type="string" calcext:value-type="string">
            <text:p>DTString “from”</text:p>
          </table:table-cell>
          <table:table-cell table:style-name="ce145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56" office:value-type="string" calcext:value-type="string">
            <text:p>DSMessage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81" office:value-type="string" calcext:value-type="string">
            <text:p>DTInteger “userID”</text:p>
          </table:table-cell>
          <table:table-cell table:style-name="ce145" office:value-type="string" calcext:value-type="string">
            <text:p>DTString “date”</text:p>
          </table:table-cell>
          <table:table-cell table:style-name="ce199" office:value-type="string" calcext:value-type="string">
            <text:p>DTString “msg”</text:p>
          </table:table-cell>
          <table:table-cell table:style-name="ce205" office:value-type="string" calcext:value-type="string">
            <text:p>DTEnum “type”</text:p>
          </table:table-cell>
          <table:table-cell table:number-columns-repeated="1016"/>
        </table:table-row>
        <table:table-row table:style-name="ro1">
          <table:table-cell/>
          <table:table-cell table:style-name="ce157" office:value-type="string" calcext:value-type="string">
            <text:p>DSChatUserDat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2~4</text:p>
          </table:table-cell>
          <table:table-cell table:style-name="ce172" office:value-type="string" calcext:value-type="string">
            <text:p>DTEnum “reachState”</text:p>
          </table:table-cell>
          <table:table-cell table:style-name="ce145" office:value-type="string" calcext:value-type="string">
            <text:p>DTEnum “status”</text:p>
          </table:table-cell>
          <table:table-cell table:style-name="ce200" office:value-type="string" calcext:value-type="string">
            <text:p>DTEnum “customStatusIcon” [op]</text:p>
          </table:table-cell>
          <table:table-cell table:style-name="ce145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ChangeUserSt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1~3</text:p>
          </table:table-cell>
          <table:table-cell table:style-name="ce182" office:value-type="string" calcext:value-type="string">
            <text:p>DTInteger “userID”</text:p>
          </table:table-cell>
          <table:table-cell table:style-name="ce193" office:value-type="string" calcext:value-type="string">
            <text:p>DTEnum “status”</text:p>
          </table:table-cell>
          <table:table-cell table:style-name="ce201" office:value-type="string" calcext:value-type="string">
            <text:p>DTEnum “customStatusIcon” [op]</text:p>
          </table:table-cell>
          <table:table-cell table:style-name="ce206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AddUser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94" office:value-type="string" calcext:value-type="string">
            <text:p>DTInteger “se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Session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TInteger&gt; “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61" office:value-type="string" calcext:value-type="string">
            <text:p>DS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4" office:value-type="string" calcext:value-type="string">
            <text:p>DTInteger “id”</text:p>
          </table:table-cell>
          <table:table-cell table:style-name="ce195" office:value-type="string" calcext:value-type="string">
            <text:p>DTString “creationD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ee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85" office:value-type="string" calcext:value-type="string">
            <text:p>DTInteger “userID”</text:p>
          </table:table-cell>
          <table:table-cell table:style-name="ce196" office:value-type="string" calcext:value-type="string">
            <text:p>DTInteger “sessionID”</text:p>
          </table:table-cell>
          <table:table-cell table:style-name="ce202" office:value-type="string" calcext:value-type="string">
            <text:p>DTInteger “seen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ChangeUserReachState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97" office:value-type="string" calcext:value-type="string">
            <text:p>DTEnum “status”</text:p>
          </table:table-cell>
          <table:table-cell table:style-name="ce203"/>
          <table:table-cell table:style-name="ce207"/>
          <table:table-cell table:number-columns-repeated="1016"/>
        </table:table-row>
        <table:table-row table:style-name="ro1" table:number-rows-repeated="36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4:DTStructs.C99 DTStructs.B34:DTStructs.B50 DTStructs.B64:DTStructs.B99 DTStructs.D55:DTStructs.H55 DTStructs.D53:DTStructs.D54 DTStructs.G54:DTStructs.I54 DTStructs.D60:DTStructs.H60 DTStructs.D56:DTStructs.D56 DTStructs.F56:DTStructs.F56 DTStructs.H20:DTStructs.H50 DTStructs.H52:DTStructs.H53 DTStructs.D57:DTStructs.F57 DTStructs.H57:DTStructs.H58 DTStructs.D58:DTStructs.D59 DTStructs.G59:DTStructs.H59 DTStructs.D64:DTStructs.H99 DTStructs.D61:DTStructs.D62 DTStructs.G61:DTStructs.H61 DTStructs.D20:DTStructs.G31 DTStructs.D13:DTStructs.D13 DTStructs.F13:DTStructs.G13 DTStructs.B2:DTStructs.C17 DTStructs.H2:DTStructs.H17 DTStructs.D14:DTStructs.G17 DTStructs.D34:DTStructs.G52 DTStructs.B32:DTStructs.D32 DTStructs.G32:DTStructs.G32 DTStructs.H62:DTStructs.H62 DTStructs.C34:DTStructs.C62 DTStructs.B62:DTStructs.B6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F54:DTStructs.F54">
            <calcext:condition calcext:apply-style-name="r2" calcext:value="formula-is(ISODD(ROW()))" calcext:base-cell-address="DTStructs.F54"/>
            <calcext:condition calcext:apply-style-name="r1" calcext:value="formula-is(ISEVEN(ROW()))" calcext:base-cell-address="DTStructs.F54"/>
          </calcext:conditional-format>
          <calcext:conditional-format calcext:target-range-address="DTStructs.E56:DTStructs.E56">
            <calcext:condition calcext:apply-style-name="r2" calcext:value="formula-is(ISODD(ROW()))" calcext:base-cell-address="DTStructs.E56"/>
            <calcext:condition calcext:apply-style-name="r1" calcext:value="formula-is(ISEVEN(ROW()))" calcext:base-cell-address="DTStructs.E56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F58:DTStructs.F58 DTStructs.H58:DTStructs.H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4:DTStructs.C34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B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C63:DTStructs.D63 DTStructs.H63:DTStructs.H63">
            <calcext:condition calcext:apply-style-name="r2" calcext:value="formula-is(ISODD(ROW()))" calcext:base-cell-address="DTStructs.C63"/>
            <calcext:condition calcext:apply-style-name="r1" calcext:value="formula-is(ISEVEN(ROW()))" calcext:base-cell-address="DTStructs.C63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09:46:53.51260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25T10:35:14.978243065</dc:date>
    <meta:editing-duration>P3DT10M35S</meta:editing-duration>
    <meta:editing-cycles>38</meta:editing-cycles>
    <meta:generator>LibreOffice/4.2.8.2$Linux_X86_64 LibreOffice_project/420m0$Build-2</meta:generator>
    <dc:creator>ajl </dc:creator>
    <meta:document-statistic meta:table-count="2" meta:cell-count="783" meta:object-count="0"/>
  </office:meta>
</office:document-meta>
</file>